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66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9966"/>
    </style:style>
    <style:style style:name="ce6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"/>
          <table:table-cell table:style-name="ce4"/>
          <table:table-cell table:number-columns-repeated="48"/>
        </table:table-row>
        <table:table-row table:style-name="ro1">
          <table:table-cell table:number-columns-repeated="19"/>
          <table:table-cell office:value-type="string">
            <text:p>B</text:p>
          </table:table-cell>
          <table:table-cell table:number-columns-repeated="4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5"/>
          <table:table-cell office:value-type="string">
            <text:p>L=5</text:p>
          </table:table-cell>
          <table:table-cell/>
          <table:table-cell office:value-type="string">
            <text:p>With a patch.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5"/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1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5"/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L=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5"/>
          <table:table-cell table:number-columns-repeated="7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"/>
        </table:table-row>
        <table:table-row table:style-name="ro1">
          <table:table-cell table:number-columns-repeated="2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/>
          <table:table-cell table:number-columns-repeated="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5"/>
          <table:table-cell office:value-type="string">
            <text:p>L=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6" office:value-type="string" table:number-columns-spanned="2" table:number-rows-spanned="7">
            <text:p>Unnecessary</text:p>
          </table:table-cell>
          <table:covered-table-cell table:style-name="ce5"/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/>
          <table:covered-table-cell table:number-columns-repeated="2" table:style-name="ce5"/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covered-table-cell table:number-columns-repeated="2" table:style-name="ce5"/>
          <table:table-cell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L=8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covered-table-cell table:number-columns-repeated="2" table:style-name="ce5"/>
          <table:table-cell table:number-columns-repeated="5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covered-table-cell table:number-columns-repeated="2" table:style-name="ce5"/>
          <table:table-cell table:number-columns-repeated="6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covered-table-cell table:number-columns-repeated="2" table:style-name="ce5"/>
          <table:table-cell table:number-columns-repeated="7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covered-table-cell table:number-columns-repeated="2" table:style-name="ce5"/>
          <table:table-cell table:number-columns-repeated="8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1">
          <table:table-cell table:number-columns-repeated="6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1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5"/>
          <table:table-cell office:value-type="string">
            <text:p>L=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5" table:number-columns-repeated="3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5" table:number-columns-repeated="3"/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5" table:number-columns-repeated="3"/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5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L=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table:number-columns-repeated="3"/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5" table:number-columns-repeated="3"/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table:number-columns-repeated="3"/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5" table:number-columns-repeated="3"/>
          <table:table-cell table:number-columns-repeated="7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9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8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8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9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2"/>
        </table:table-row>
        <table:table-row table:style-name="ro2"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9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9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0"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9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2" table:number-columns-repeated="8"/>
          <table:table-cell table:number-columns-repeated="27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34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9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9"/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8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8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8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34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51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3"/>
          <table:table-cell table:number-columns-repeated="51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/>
          <table:table-cell table:number-columns-repeated="51"/>
        </table:table-row>
        <table:table-row table:style-name="ro1">
          <table:table-cell table:number-columns-repeated="6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6"/>
        </table:table-row>
        <table:table-row table:style-name="ro2">
          <table:table-cell table:number-columns-repeated="6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49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table:number-columns-repeated="2"/>
          <table:table-cell table:number-columns-repeated="49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3" table:number-columns-repeated="2"/>
          <table:table-cell table:number-columns-repeated="49"/>
        </table:table-row>
        <table:table-row table:style-name="ro1">
          <table:table-cell table:number-columns-repeated="10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5:09:09</meta:creation-date>
    <dc:date>2013-05-08T15:57:53</dc:date>
    <meta:editing-duration>PT24S</meta:editing-duration>
    <meta:editing-cycles>1</meta:editing-cycles>
    <meta:document-statistic meta:table-count="1" meta:cell-count="686" meta:object-count="0"/>
    <meta:generator>LibreOffice/4.0.2.2$Linux_X86_64 LibreOffice_project/400m0$Build-2</meta:generator>
  </office:meta>
</office:document-meta>
</file>